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c9e" officeooo:paragraph-rsid="0004bc9e"/>
    </style:style>
    <style:style style:name="P2" style:family="paragraph" style:parent-style-name="Standard">
      <style:text-properties officeooo:rsid="00055b93" officeooo:paragraph-rsid="00066ef6"/>
    </style:style>
    <style:style style:name="P3" style:family="paragraph" style:parent-style-name="Standard">
      <style:text-properties officeooo:rsid="00055b93" officeooo:paragraph-rsid="000847e8"/>
    </style:style>
    <style:style style:name="P4" style:family="paragraph" style:parent-style-name="Standard">
      <style:text-properties officeooo:rsid="0008ed15" officeooo:paragraph-rsid="0008ed15"/>
    </style:style>
    <style:style style:name="P5" style:family="paragraph" style:parent-style-name="Standard">
      <style:text-properties officeooo:rsid="000b4aca" officeooo:paragraph-rsid="000b4aca"/>
    </style:style>
    <style:style style:name="P6" style:family="paragraph" style:parent-style-name="Standard">
      <style:text-properties officeooo:rsid="000bd2c5" officeooo:paragraph-rsid="000bd2c5"/>
    </style:style>
    <style:style style:name="P7" style:family="paragraph" style:parent-style-name="Standard">
      <style:text-properties officeooo:rsid="00066ef6" officeooo:paragraph-rsid="000847e8"/>
    </style:style>
    <style:style style:name="P8" style:family="paragraph" style:parent-style-name="Standard">
      <style:text-properties fo:font-weight="normal" officeooo:rsid="000c19b6" officeooo:paragraph-rsid="000bd2c5" style:font-weight-asian="normal" style:font-weight-complex="normal"/>
    </style:style>
    <style:style style:name="T1" style:family="text">
      <style:text-properties officeooo:rsid="00055b93"/>
    </style:style>
    <style:style style:name="T2" style:family="text">
      <style:text-properties officeooo:rsid="00066ef6"/>
    </style:style>
    <style:style style:name="T3" style:family="text">
      <style:text-properties officeooo:rsid="0009df8c"/>
    </style:style>
    <style:style style:name="T4" style:family="text">
      <style:text-properties fo:font-weight="normal" style:font-weight-asian="normal" style:font-weight-complex="normal"/>
    </style:style>
    <style:style style:name="T5" style:family="text">
      <style:text-properties fo:font-weight="normal" officeooo:rsid="000c19b6" style:font-weight-asian="normal" style:font-weight-complex="normal"/>
    </style:style>
    <style:style style:name="T6" style:family="text">
      <style:text-properties fo:font-weight="normal" officeooo:rsid="000e65ec" style:font-weight-asian="normal" style:font-weight-complex="normal"/>
    </style:style>
    <style:style style:name="T7" style:family="text">
      <style:text-properties fo:font-weight="normal" officeooo:rsid="0010f52b" style:font-weight-asian="normal" style:font-weight-complex="normal"/>
    </style:style>
    <style:style style:name="T8" style:family="text">
      <style:text-properties officeooo:rsid="000c19b6"/>
    </style:style>
    <style:style style:name="T9" style:family="text">
      <style:text-properties officeooo:rsid="000c8c06"/>
    </style:style>
    <style:style style:name="T10" style:family="text">
      <style:text-properties officeooo:rsid="000e65ec"/>
    </style:style>
    <style:style style:name="T11" style:family="text">
      <style:text-properties officeooo:rsid="000eb282"/>
    </style:style>
    <style:style style:name="T12" style:family="text">
      <style:text-properties fo:font-style="italic" style:font-style-asian="italic" style:font-style-complex="italic"/>
    </style:style>
    <style:style style:name="T13" style:family="text">
      <style:text-properties fo:font-style="italic" officeooo:rsid="000eb282" style:font-style-asian="italic" style:font-style-complex="italic"/>
    </style:style>
    <style:style style:name="T14" style:family="text">
      <style:text-properties officeooo:rsid="000ff3de"/>
    </style:style>
    <style:style style:name="T15" style:family="text">
      <style:text-properties officeooo:rsid="0010f52b"/>
    </style:style>
    <style:style style:name="T16" style:family="text">
      <style:text-properties officeooo:rsid="0011e7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text:span text:style-name="T16">Veröffentlicht (tg)</text:span></text:p>
      <text:p text:style-name="P1"/>
      <text:p text:style-name="P1">Wenn wir an Literatur denken, denken wir immer in Buchform. <text:span text:style-name="T11">A</text:span>uch wenn wir sie digital konsumieren, haben wir doch immer dieses Bedürfnis nach einem Anfang, der Illusion einer Vollständigkeit und einem Ende. Dabei ist unsere Aufnahmefähigkeit inzwischen weit darüber hinaus; das sieht man <text:span text:style-name="T11">a</text:span>n unserer immer weiter steigenden Neigung zur <text:span text:style-name="T1">Komplexität.</text:span> Das Aufkommen der Fantasy <text:span text:style-name="T9">zum Beispiel, </text:span>beginnend mit dem Erfolg von <text:span text:style-name="T12">Herr der Ringe</text:span> bis hin <text:span text:style-name="T9">zu Monsterinhalten wie</text:span> <text:span text:style-name="T13">Das </text:span><text:span text:style-name="T12">Lied von Eis und Feuer:</text:span><text:span text:style-name="T1"> Inhalte, die die Linearität geradezu sprengen, sich in verschiedene Medien wie Buch, Film, Serie und Computerspiel ausweiten und parallele Handlungen erlauben.</text:span></text:p>
      <text:p text:style-name="P1"/>
      <text:p text:style-name="P2">Unsere Welt, die Wirklichkeit, ist bereits zu komplex für Linearität. <text:span text:style-name="T11">W</text:span>ir erleben sie in kleinen <text:span text:style-name="T2">Beiträgen. Hier ein Artikel, da ein Kommentar, dort ein Video – nicht zusammenhängend, aber doch zum selben Thema, und das reicht uns, um die Verbindung herzustellen. </text:span></text:p>
      <text:p text:style-name="P2"/>
      <text:p text:style-name="P7">Für die Fantastik trauen wir uns das aber nicht, weil wir damit die Illusion der Vollständigkeit aufgeben würden. Kein Nachrichtenportal macht sich darüber Gedanken, weil jedem klar ist, dass die Welt zu komplex <text:span text:style-name="T9">ist, um v</text:span>ollständig <text:span text:style-name="T9">dargestellt zu werden</text:span>. Doch wir entwickeln schon seit <text:span text:style-name="T14">L</text:span>angem auch fiktive Welten zu einer maximal Realitätsnähe, wodurch kein Roman die Welt, in der er spielt, vollständig darstellen kann. Vielleicht sollten wir uns dieser Tatsache dann einfach mal stellen und auch Fiktion <text:span text:style-name="T9">g</text:span>ranuliert vermitteln.</text:p>
      <text:p text:style-name="P3"/>
      <text:p text:style-name="P4"><text:span text:style-name="T12">Waszulesen.de</text:span> ist ein erster Ansatz, <text:span text:style-name="T3">Literatur von großer Komplexität in kleinen Teilen zu vermitteln – digital, für zwischendurch. So wie wir Nachrichten lesen, so kann man hier Unterhaltung lesen.</text:span></text:p>
      <text:p text:style-name="P4"/>
      <text:p text:style-name="P6">Falls <text:span text:style-name="T15">d</text:span>u auf Gattland, unser erstes literarisches Projekt <text:span text:style-name="T10">aus dem Genre Steampunk-Fantasy, </text:span>aber keine Lust hast, kannst <text:span text:style-name="T15">D</text:span>u mit diesem Lesecluster das Prinzip anhand einer allgemeinen Diskussion über digitale Literatur ausprobieren. Entscheide <text:span text:style-name="T15">D</text:span>ich am Ende der Textknoten immer nach <text:span text:style-name="T15">D</text:span>einem ersten, spontane<text:span text:style-name="T15">n</text:span> Interesse, ohne die Angst, etwas zu verpassen. Die Texte verzweigen sich <text:span text:style-name="T8">e</text:span><text:span text:style-name="T4">xponentiell, </text:span><text:span text:style-name="T5">das heißt, dass es auf jeder Ebene doppelt so viele gibt wie auf der Ebene davor. </text:span><text:span text:style-name="T7">D</text:span><text:span text:style-name="T5">a </text:span><text:span text:style-name="T6">ist </text:span><text:span text:style-name="T5">es unmöglich, Inhalte exklusiv einzubinden. </text:span><text:span text:style-name="T7">J</text:span><text:span text:style-name="T5">ede Information findet sich daher mehrmals im System. Man kann also unbekümmert draufloslesen im Vertrauen darauf, dass man alle Informationen, die für einen selbst relevant und interessant sind, früher oder später schon bekommen wird.</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04:31.245841746</meta:creation-date>
    <dc:date>2017-10-19T12:49:54.421906332</dc:date>
    <meta:editing-duration>PT26M27S</meta:editing-duration>
    <meta:editing-cycles>6</meta:editing-cycles>
    <meta:generator>LibreOffice/5.4.1.2.0$Linux_X86_64 LibreOffice_project/40m0$Build-2</meta:generator>
    <meta:document-statistic meta:table-count="0" meta:image-count="0" meta:object-count="0" meta:page-count="1" meta:paragraph-count="6" meta:word-count="358" meta:character-count="2430" meta:non-whitespace-character-count="2075"/>
  </office:meta>
</office:document-meta>
</file>